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4.085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3.145cm"/>
    </style:style>
    <style:style style:name="co7" style:family="table-column">
      <style:table-column-properties fo:break-before="auto" style:column-width="2.501cm"/>
    </style:style>
    <style:style style:name="co8" style:family="table-column">
      <style:table-column-properties fo:break-before="auto" style:column-width="5.496cm"/>
    </style:style>
    <style:style style:name="co9" style:family="table-column">
      <style:table-column-properties fo:break-before="auto" style:column-width="1.065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3.701cm"/>
    </style:style>
    <style:style style:name="co13" style:family="table-column">
      <style:table-column-properties fo:break-before="auto" style:column-width="3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no-wrap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font-name="Liberation Sans"/>
    </style:style>
    <style:style style:name="ce12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no-wrap" fo:border="0.74pt solid #000000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45" style:family="table-cell" style:parent-style-name="Default">
      <style:table-cell-properties fo:wrap-option="no-wrap" fo:border="0.74pt solid #000000"/>
    </style:style>
    <style:style style:name="ce46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/>
      <style:paragraph-properties fo:text-align="start" fo:margin-left="0cm"/>
    </style:style>
    <style:style style:name="ce47" style:family="table-cell" style:parent-style-name="Default">
      <style:table-cell-properties fo:border-bottom="none" fo:wrap-option="no-wrap" fo:border-left="none" fo:border-right="0.74pt solid #000000" fo:border-top="non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att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31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16367" table:default-cell-style-name="Default"/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table:style-name="ce30" office:value-type="string" calcext:value-type="string">
            <text:p>ID</text:p>
          </table:table-cell>
          <table:table-cell table:style-name="ce3" office:value-type="string" calcext:value-type="string">
            <text:p>Cognome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dice Fiscale</text:p>
          </table:table-cell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Numero Cellulare</text:p>
          </table:table-cell>
          <table:table-cell table:style-name="ce3" office:value-type="string" calcext:value-type="string">
            <text:p>Numero Casa</text:p>
          </table:table-cell>
          <table:table-cell table:style-name="ce3" office:value-type="string" calcext:value-type="string">
            <text:p>Indirizzo</text:p>
          </table:table-cell>
          <table:table-cell table:style-name="ce3" office:value-type="string" calcext:value-type="string">
            <text:p>Note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RSSMRC80A01H501Z</text:p>
          </table:table-cell>
          <table:table-cell office:value-type="string" calcext:value-type="string">
            <text:p>marco.rossi@email.com</text:p>
          </table:table-cell>
          <table:table-cell office:value-type="float" office:value="3351234567" calcext:value-type="float">
            <text:p>3351234567</text:p>
          </table:table-cell>
          <table:table-cell office:value-type="float" office:value="612345678" calcext:value-type="float">
            <text:p>612345678</text:p>
          </table:table-cell>
          <table:table-cell office:value-type="string" calcext:value-type="string">
            <text:p>Via Roma, 1, Milano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NCSFA95B60D612Y</text:p>
          </table:table-cell>
          <table:table-cell office:value-type="string" calcext:value-type="string">
            <text:p>sofia.bianchi@email.com</text:p>
          </table:table-cell>
          <table:table-cell office:value-type="float" office:value="3388765432" calcext:value-type="float">
            <text:p>3388765432</text:p>
          </table:table-cell>
          <table:table-cell office:value-type="float" office:value="623456789" calcext:value-type="float">
            <text:p>623456789</text:p>
          </table:table-cell>
          <table:table-cell office:value-type="string" calcext:value-type="string">
            <text:p>Corso Italia, 22, Torino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FRRLCA70C10F839X</text:p>
          </table:table-cell>
          <table:table-cell office:value-type="string" calcext:value-type="string">
            <text:p>luca.ferrari@email.com</text:p>
          </table:table-cell>
          <table:table-cell office:value-type="float" office:value="3312346789" calcext:value-type="float">
            <text:p>3312346789</text:p>
          </table:table-cell>
          <table:table-cell office:value-type="float" office:value="621234321" calcext:value-type="float">
            <text:p>621234321</text:p>
          </table:table-cell>
          <table:table-cell office:value-type="string" calcext:value-type="string">
            <text:p>Via Milano, 10, Napoli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posito</text:p>
          </table:table-cell>
          <table:table-cell office:value-type="string" calcext:value-type="string">
            <text:p>Giulia</text:p>
          </table:table-cell>
          <table:table-cell office:value-type="string" calcext:value-type="string">
            <text:p>SPSGLA88D50H703A</text:p>
          </table:table-cell>
          <table:table-cell office:value-type="string" calcext:value-type="string">
            <text:p>giulia.esposito@email.com</text:p>
          </table:table-cell>
          <table:table-cell office:value-type="float" office:value="3367654321" calcext:value-type="float">
            <text:p>3367654321</text:p>
          </table:table-cell>
          <table:table-cell office:value-type="float" office:value="612341234" calcext:value-type="float">
            <text:p>612341234</text:p>
          </table:table-cell>
          <table:table-cell office:value-type="string" calcext:value-type="string">
            <text:p>Piazza San Marco, 5, Venezi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RMNALX85E22A662V</text:p>
          </table:table-cell>
          <table:table-cell office:value-type="string" calcext:value-type="string">
            <text:p>alessandro.romano@email.com</text:p>
          </table:table-cell>
          <table:table-cell office:value-type="float" office:value="3392345671" calcext:value-type="float">
            <text:p>3392345671</text:p>
          </table:table-cell>
          <table:table-cell office:value-type="float" office:value="612345670" calcext:value-type="float">
            <text:p>612345670</text:p>
          </table:table-cell>
          <table:table-cell office:value-type="string" calcext:value-type="string">
            <text:p>Via Garibaldi, 14, Firenze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CLMFNC92F41B789Q</text:p>
          </table:table-cell>
          <table:table-cell office:value-type="string" calcext:value-type="string">
            <text:p>francesca.colombo@email.com</text:p>
          </table:table-cell>
          <table:table-cell office:value-type="float" office:value="3351239876" calcext:value-type="float">
            <text:p>3351239876</text:p>
          </table:table-cell>
          <table:table-cell office:value-type="float" office:value="623234555" calcext:value-type="float">
            <text:p>623234555</text:p>
          </table:table-cell>
          <table:table-cell office:value-type="string" calcext:value-type="string">
            <text:p>Viale Trastevere, 8, Rom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cci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RCCMTT78H15C815T</text:p>
          </table:table-cell>
          <table:table-cell office:value-type="string" calcext:value-type="string">
            <text:p>matteo.ricci@email.com</text:p>
          </table:table-cell>
          <table:table-cell office:value-type="float" office:value="3374567890" calcext:value-type="float">
            <text:p>3374567890</text:p>
          </table:table-cell>
          <table:table-cell office:value-type="float" office:value="623456709" calcext:value-type="float">
            <text:p>623456709</text:p>
          </table:table-cell>
          <table:table-cell office:value-type="string" calcext:value-type="string">
            <text:p>Via Mazzini, 7, Genov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llo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GLLVLN91L61L122J</text:p>
          </table:table-cell>
          <table:table-cell office:value-type="string" calcext:value-type="string">
            <text:p>valentina.gallo@email.com</text:p>
          </table:table-cell>
          <table:table-cell office:value-type="float" office:value="3386543210" calcext:value-type="float">
            <text:p>3386543210</text:p>
          </table:table-cell>
          <table:table-cell office:value-type="float" office:value="612312345" calcext:value-type="float">
            <text:p>612312345</text:p>
          </table:table-cell>
          <table:table-cell office:value-type="string" calcext:value-type="string">
            <text:p>Piazza Navona, 20, Rom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CNTFRC86P27M209R</text:p>
          </table:table-cell>
          <table:table-cell office:value-type="string" calcext:value-type="string">
            <text:p>federico.conti@email.com</text:p>
          </table:table-cell>
          <table:table-cell office:value-type="float" office:value="3323456789" calcext:value-type="float">
            <text:p>3323456789</text:p>
          </table:table-cell>
          <table:table-cell office:value-type="float" office:value="612233445" calcext:value-type="float">
            <text:p>612233445</text:p>
          </table:table-cell>
          <table:table-cell office:value-type="string" calcext:value-type="string">
            <text:p>Via dei Mille, 11, Bologna</text:p>
          </table:table-cell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 Luca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DLCMTN93D56G273E</text:p>
          </table:table-cell>
          <table:table-cell office:value-type="string" calcext:value-type="string">
            <text:p>martina.deluca@email.com</text:p>
          </table:table-cell>
          <table:table-cell office:value-type="float" office:value="3312345678" calcext:value-type="float">
            <text:p>3312345678</text:p>
          </table:table-cell>
          <table:table-cell office:value-type="float" office:value="612341212" calcext:value-type="float">
            <text:p>612341212</text:p>
          </table:table-cell>
          <table:table-cell office:value-type="string" calcext:value-type="string">
            <text:p>Via Toledo, 3, Napoli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retti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MRTSMN80A01D612Y</text:p>
          </table:table-cell>
          <table:table-cell office:value-type="string" calcext:value-type="string">
            <text:p>simone.moretti@email.com</text:p>
          </table:table-cell>
          <table:table-cell office:value-type="float" office:value="3391122334" calcext:value-type="float">
            <text:p>3391122334</text:p>
          </table:table-cell>
          <table:table-cell office:value-type="float" office:value="621231231" calcext:value-type="float">
            <text:p>621231231</text:p>
          </table:table-cell>
          <table:table-cell office:value-type="string" calcext:value-type="string">
            <text:p>Via Roma, 23, Milano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usso</text:p>
          </table:table-cell>
          <table:table-cell office:value-type="string" calcext:value-type="string">
            <text:p>Chiara</text:p>
          </table:table-cell>
          <table:table-cell office:value-type="string" calcext:value-type="string">
            <text:p>RSSCHR81B41E734Q</text:p>
          </table:table-cell>
          <table:table-cell office:value-type="string" calcext:value-type="string">
            <text:p>chiara.russo@email.com</text:p>
          </table:table-cell>
          <table:table-cell office:value-type="float" office:value="3377894561" calcext:value-type="float">
            <text:p>3377894561</text:p>
          </table:table-cell>
          <table:table-cell office:value-type="float" office:value="632198764" calcext:value-type="float">
            <text:p>632198764</text:p>
          </table:table-cell>
          <table:table-cell office:value-type="string" calcext:value-type="string">
            <text:p>Corso Umberto, 15, Bari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BRNADR89D51H502A</text:p>
          </table:table-cell>
          <table:table-cell office:value-type="string" calcext:value-type="string">
            <text:p>andrea.bruno@email.com</text:p>
          </table:table-cell>
          <table:table-cell office:value-type="float" office:value="3311982745" calcext:value-type="float">
            <text:p>3311982745</text:p>
          </table:table-cell>
          <table:table-cell office:value-type="float" office:value="621231231" calcext:value-type="float">
            <text:p>621231231</text:p>
          </table:table-cell>
          <table:table-cell office:value-type="string" calcext:value-type="string">
            <text:p>Via della Libertà, 4, Palermo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co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GRCARA90C22A452V</text:p>
          </table:table-cell>
          <table:table-cell office:value-type="string" calcext:value-type="string">
            <text:p>sara.greco@email.com</text:p>
          </table:table-cell>
          <table:table-cell office:value-type="float" office:value="3367123902" calcext:value-type="float">
            <text:p>3367123902</text:p>
          </table:table-cell>
          <table:table-cell office:value-type="float" office:value="632131234" calcext:value-type="float">
            <text:p>632131234</text:p>
          </table:table-cell>
          <table:table-cell office:value-type="string" calcext:value-type="string">
            <text:p>Via Dante, 18, Verona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Davide</text:p>
          </table:table-cell>
          <table:table-cell office:value-type="string" calcext:value-type="string">
            <text:p>MRNDVD85D16F839X</text:p>
          </table:table-cell>
          <table:table-cell office:value-type="string" calcext:value-type="string">
            <text:p>davide.marino@email.com</text:p>
          </table:table-cell>
          <table:table-cell office:value-type="float" office:value="3346754789" calcext:value-type="float">
            <text:p>3346754789</text:p>
          </table:table-cell>
          <table:table-cell office:value-type="float" office:value="612341222" calcext:value-type="float">
            <text:p>612341222</text:p>
          </table:table-cell>
          <table:table-cell office:value-type="string" calcext:value-type="string">
            <text:p>Via Ricasoli, 9, Firenze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ntoro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SNTRLN91E20B619R</text:p>
          </table:table-cell>
          <table:table-cell office:value-type="string" calcext:value-type="string">
            <text:p>elena.santoro@email.com</text:p>
          </table:table-cell>
          <table:table-cell office:value-type="float" office:value="3357654321" calcext:value-type="float">
            <text:p>3357654321</text:p>
          </table:table-cell>
          <table:table-cell office:value-type="float" office:value="612347890" calcext:value-type="float">
            <text:p>612347890</text:p>
          </table:table-cell>
          <table:table-cell office:value-type="string" calcext:value-type="string">
            <text:p>Via Manzoni, 12, Genova</text:p>
          </table:table-cell>
          <table:table-cell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naldi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NLRRT82F11C712T</text:p>
          </table:table-cell>
          <table:table-cell office:value-type="string" calcext:value-type="string">
            <text:p>roberto.rinaldi@email.com</text:p>
          </table:table-cell>
          <table:table-cell office:value-type="float" office:value="3323456711" calcext:value-type="float">
            <text:p>3323456711</text:p>
          </table:table-cell>
          <table:table-cell office:value-type="float" office:value="622312344" calcext:value-type="float">
            <text:p>622312344</text:p>
          </table:table-cell>
          <table:table-cell office:value-type="string" calcext:value-type="string">
            <text:p>Via Castello, 25, Torino</text:p>
          </table:table-cell>
          <table:table-cell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ore</text:p>
          </table:table-cell>
          <table:table-cell office:value-type="string" calcext:value-type="string">
            <text:p>Margherita</text:p>
          </table:table-cell>
          <table:table-cell office:value-type="string" calcext:value-type="string">
            <text:p>FRMRGR88A31L319Y</text:p>
          </table:table-cell>
          <table:table-cell office:value-type="string" calcext:value-type="string">
            <text:p>margherita.fiore@email.com</text:p>
          </table:table-cell>
          <table:table-cell office:value-type="float" office:value="3388976432" calcext:value-type="float">
            <text:p>3388976432</text:p>
          </table:table-cell>
          <table:table-cell office:value-type="float" office:value="621231234" calcext:value-type="float">
            <text:p>621231234</text:p>
          </table:table-cell>
          <table:table-cell office:value-type="string" calcext:value-type="string">
            <text:p>Via Marina, 7, Salerno</text:p>
          </table:table-cell>
          <table:table-cell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 Santis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DSNLGI86G15H703A</text:p>
          </table:table-cell>
          <table:table-cell office:value-type="string" calcext:value-type="string">
            <text:p>luigi.desantis@email.com</text:p>
          </table:table-cell>
          <table:table-cell office:value-type="float" office:value="3319876543" calcext:value-type="float">
            <text:p>3319876543</text:p>
          </table:table-cell>
          <table:table-cell office:value-type="float" office:value="622312341" calcext:value-type="float">
            <text:p>622312341</text:p>
          </table:table-cell>
          <table:table-cell office:value-type="string" calcext:value-type="string">
            <text:p>Via Caracciolo, 3, Napoli</text:p>
          </table:table-cell>
          <table:table-cell table:number-columns-repeated="16376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office:value-type="string" calcext:value-type="string">
            <text:p>Pellegrino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PLLIRN90C12M209V</text:p>
          </table:table-cell>
          <table:table-cell office:value-type="string" calcext:value-type="string">
            <text:p>irene.pellegrino@email.com</text:p>
          </table:table-cell>
          <table:table-cell office:value-type="float" office:value="3373214568" calcext:value-type="float">
            <text:p>3373214568</text:p>
          </table:table-cell>
          <table:table-cell office:value-type="float" office:value="612312344" calcext:value-type="float">
            <text:p>612312344</text:p>
          </table:table-cell>
          <table:table-cell office:value-type="string" calcext:value-type="string">
            <text:p>Viale della Repubblica, 10, Roma</text:p>
          </table:table-cell>
          <table:table-cell/>
          <table:table-cell table:style-name="ce31"/>
          <table:table-cell table:number-columns-repeated="2"/>
          <table:table-cell table:style-name="ce4"/>
          <table:table-cell table:style-name="ce31"/>
          <table:table-cell table:number-columns-repeated="2"/>
          <table:table-cell table:style-name="ce4"/>
          <table:table-cell table:style-name="ce31" table:number-columns-repeated="16367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RMNFBO91D22F205Q</text:p>
          </table:table-cell>
          <table:table-cell office:value-type="string" calcext:value-type="string">
            <text:p>fabio.romano@email.com</text:p>
          </table:table-cell>
          <table:table-cell office:value-type="float" office:value="3367321567" calcext:value-type="float">
            <text:p>3367321567</text:p>
          </table:table-cell>
          <table:table-cell office:value-type="float" office:value="621231222" calcext:value-type="float">
            <text:p>621231222</text:p>
          </table:table-cell>
          <table:table-cell office:value-type="string" calcext:value-type="string">
            <text:p>Via Giulia, 9, Lecce</text:p>
          </table:table-cell>
          <table:table-cell table:number-columns-repeated="16376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FRRMMA85A01G273T</text:p>
          </table:table-cell>
          <table:table-cell office:value-type="string" calcext:value-type="string">
            <text:p>emma.ferrara@email.com</text:p>
          </table:table-cell>
          <table:table-cell office:value-type="float" office:value="3348793421" calcext:value-type="float">
            <text:p>3348793421</text:p>
          </table:table-cell>
          <table:table-cell office:value-type="float" office:value="612134567" calcext:value-type="float">
            <text:p>612134567</text:p>
          </table:table-cell>
          <table:table-cell office:value-type="string" calcext:value-type="string">
            <text:p>Piazza Libertà, 4, Napoli</text:p>
          </table:table-cell>
          <table:table-cell table:number-columns-repeated="16376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Monti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MNTGVN78D11B728R</text:p>
          </table:table-cell>
          <table:table-cell office:value-type="string" calcext:value-type="string">
            <text:p>giovanni.monti@email.com</text:p>
          </table:table-cell>
          <table:table-cell office:value-type="float" office:value="3392143658" calcext:value-type="float">
            <text:p>3392143658</text:p>
          </table:table-cell>
          <table:table-cell office:value-type="float" office:value="632312354" calcext:value-type="float">
            <text:p>632312354</text:p>
          </table:table-cell>
          <table:table-cell office:value-type="string" calcext:value-type="string">
            <text:p>Via Dante, 17, Genova</text:p>
          </table:table-cell>
          <table:table-cell table:number-columns-repeated="16376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LNESRN82E20L219X</text:p>
          </table:table-cell>
          <table:table-cell office:value-type="string" calcext:value-type="string">
            <text:p>serena.leone@email.com</text:p>
          </table:table-cell>
          <table:table-cell office:value-type="float" office:value="3359871234" calcext:value-type="float">
            <text:p>3359871234</text:p>
          </table:table-cell>
          <table:table-cell office:value-type="float" office:value="622312310" calcext:value-type="float">
            <text:p>622312310</text:p>
          </table:table-cell>
          <table:table-cell office:value-type="string" calcext:value-type="string">
            <text:p>Via Garibaldi, 14, Torino</text:p>
          </table:table-cell>
          <table:table-cell table:number-columns-repeated="16376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Longo</text:p>
          </table:table-cell>
          <table:table-cell office:value-type="string" calcext:value-type="string">
            <text:p>Pietro</text:p>
          </table:table-cell>
          <table:table-cell office:value-type="string" calcext:value-type="string">
            <text:p>LNGPTR86F16M115J</text:p>
          </table:table-cell>
          <table:table-cell office:value-type="string" calcext:value-type="string">
            <text:p>pietro.longo@email.com</text:p>
          </table:table-cell>
          <table:table-cell office:value-type="float" office:value="3382143659" calcext:value-type="float">
            <text:p>3382143659</text:p>
          </table:table-cell>
          <table:table-cell office:value-type="float" office:value="612312451" calcext:value-type="float">
            <text:p>612312451</text:p>
          </table:table-cell>
          <table:table-cell office:value-type="string" calcext:value-type="string">
            <text:p>Corso Italia, 11, Roma</text:p>
          </table:table-cell>
          <table:table-cell table:number-columns-repeated="16376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office:value-type="string" calcext:value-type="string">
            <text:p>Contini</text:p>
          </table:table-cell>
          <table:table-cell office:value-type="string" calcext:value-type="string">
            <text:p>Giulia</text:p>
          </table:table-cell>
          <table:table-cell office:value-type="string" calcext:value-type="string">
            <text:p>CNTGLA92A19F205T</text:p>
          </table:table-cell>
          <table:table-cell office:value-type="string" calcext:value-type="string">
            <text:p>giulia.contini@email.com</text:p>
          </table:table-cell>
          <table:table-cell office:value-type="float" office:value="3345678912" calcext:value-type="float">
            <text:p>3345678912</text:p>
          </table:table-cell>
          <table:table-cell office:value-type="float" office:value="622313478" calcext:value-type="float">
            <text:p>622313478</text:p>
          </table:table-cell>
          <table:table-cell office:value-type="string" calcext:value-type="string">
            <text:p>Via Napoli, 5, Bari</text:p>
          </table:table-cell>
          <table:table-cell table:number-columns-repeated="16376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office:value-type="string" calcext:value-type="string">
            <text:p>Mancini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MNCEDO83C15G297S</text:p>
          </table:table-cell>
          <table:table-cell office:value-type="string" calcext:value-type="string">
            <text:p>edoardo.mancini@email.com</text:p>
          </table:table-cell>
          <table:table-cell office:value-type="float" office:value="3362147890" calcext:value-type="float">
            <text:p>3362147890</text:p>
          </table:table-cell>
          <table:table-cell office:value-type="float" office:value="632145678" calcext:value-type="float">
            <text:p>632145678</text:p>
          </table:table-cell>
          <table:table-cell office:value-type="string" calcext:value-type="string">
            <text:p>Via Roma, 6, Napoli</text:p>
          </table:table-cell>
          <table:table-cell table:number-columns-repeated="16376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office:value-type="string" calcext:value-type="string">
            <text:p>Barbieri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RBNGL80A20F614X</text:p>
          </table:table-cell>
          <table:table-cell office:value-type="string" calcext:value-type="string">
            <text:p>angela.barbieri@email.com</text:p>
          </table:table-cell>
          <table:table-cell office:value-type="float" office:value="3398765432" calcext:value-type="float">
            <text:p>3398765432</text:p>
          </table:table-cell>
          <table:table-cell office:value-type="float" office:value="612314567" calcext:value-type="float">
            <text:p>612314567</text:p>
          </table:table-cell>
          <table:table-cell office:value-type="string" calcext:value-type="string">
            <text:p>Piazza Italia, 10, Milano</text:p>
          </table:table-cell>
          <table:table-cell table:number-columns-repeated="16376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GRDCRL85B11E377Y</text:p>
          </table:table-cell>
          <table:table-cell office:value-type="string" calcext:value-type="string">
            <text:p>carla.giordano@email.com</text:p>
          </table:table-cell>
          <table:table-cell office:value-type="float" office:value="3321457893" calcext:value-type="float">
            <text:p>3321457893</text:p>
          </table:table-cell>
          <table:table-cell office:value-type="float" office:value="621231987" calcext:value-type="float">
            <text:p>621231987</text:p>
          </table:table-cell>
          <table:table-cell office:value-type="string" calcext:value-type="string">
            <text:p>Corso Venezia, 12, Verona</text:p>
          </table:table-cell>
          <table:table-cell table:number-columns-repeated="16376"/>
        </table:table-row>
        <table:table-row table:style-name="ro2">
          <table:table-cell table:style-name="ce31" office:value-type="float" office:value="30" calcext:value-type="float">
            <text:p>30</text:p>
          </table:table-cell>
          <table:table-cell office:value-type="string" calcext:value-type="string">
            <text:p>Valentin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VLNMRC90C21C745P</text:p>
          </table:table-cell>
          <table:table-cell office:value-type="string" calcext:value-type="string">
            <text:p>marco.valentini@email.com</text:p>
          </table:table-cell>
          <table:table-cell office:value-type="float" office:value="3378976543" calcext:value-type="float">
            <text:p>3378976543</text:p>
          </table:table-cell>
          <table:table-cell office:value-type="float" office:value="621237654" calcext:value-type="float">
            <text:p>621237654</text:p>
          </table:table-cell>
          <table:table-cell office:value-type="string" calcext:value-type="string">
            <text:p>Via Aurelia, 7, Rom</text:p>
          </table:table-cell>
          <table:table-cell table:number-columns-repeated="4"/>
          <table:table-cell table:style-name="Default"/>
          <table:table-cell table:style-name="ce5"/>
          <table:table-cell/>
          <table:table-cell table:style-name="ce5"/>
          <table:table-cell table:style-name="Default"/>
          <table:table-cell table:number-columns-repeated="16367"/>
        </table:table-row>
      </table:table>
      <table:table table:name="Gennaio" table:style-name="ta1">
        <office:forms form:automatic-focus="false" form:apply-design-mode="false"/>
        <table:table-column table:style-name="co1" table:default-cell-style-name="ce31"/>
        <table:table-column table:style-name="co10" table:default-cell-style-name="ce11"/>
        <table:table-column table:style-name="co11" table:default-cell-style-name="ce40"/>
        <table:table-column table:style-name="co12" table:number-columns-repeated="4" table:default-cell-style-name="ce31"/>
        <table:table-column table:style-name="co1" table:number-columns-repeated="2" table:default-cell-style-name="ce31"/>
        <table:table-row table:style-name="ro1">
          <table:table-cell table:number-columns-repeated="9"/>
        </table:table-row>
        <table:table-row table:style-name="ro1">
          <table:table-cell/>
          <table:table-cell table:style-name="ce12" office:value-type="string" calcext:value-type="string">
            <text:p>Giorno</text:p>
          </table:table-cell>
          <table:table-cell table:style-name="ce18" office:value-type="string" calcext:value-type="string">
            <text:p>Ora</text:p>
          </table:table-cell>
          <table:table-cell table:style-name="ce22" office:value-type="string" calcext:value-type="string">
            <text:p>Marcus</text:p>
          </table:table-cell>
          <table:table-cell table:style-name="ce22" office:value-type="string" calcext:value-type="string">
            <text:p>Jaqueline</text:p>
          </table:table-cell>
          <table:table-cell table:style-name="ce22" office:value-type="string" calcext:value-type="string">
            <text:p>Antonio</text:p>
          </table:table-cell>
          <table:table-cell table:style-name="ce22" office:value-type="string" calcext:value-type="string">
            <text:p>Giuseppe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42"/>
          <table:table-cell table:style-name="ce44" table:number-columns-repeated="3"/>
          <table:table-cell table:style-name="ce46"/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 table:number-rows-repeated="10484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bbraio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ce32"/>
        <table:table-column table:style-name="co11" table:default-cell-style-name="Default"/>
        <table:table-column table:style-name="co1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6" office:value-type="string" calcext:value-type="string">
            <text:p>Giorno</text:p>
          </table:table-cell>
          <table:table-cell table:style-name="ce41" office:value-type="string" calcext:value-type="string">
            <text:p>Ora</text:p>
          </table:table-cell>
          <table:table-cell table:style-name="ce44" office:value-type="string" calcext:value-type="string">
            <text:p>Marcus</text:p>
          </table:table-cell>
          <table:table-cell table:style-name="ce44" office:value-type="string" calcext:value-type="string">
            <text:p>Jaqueline</text:p>
          </table:table-cell>
          <table:table-cell table:style-name="ce44" office:value-type="string" calcext:value-type="string">
            <text:p>Antonio</text:p>
          </table:table-cell>
          <table:table-cell table:style-name="ce46" office:value-type="string" calcext:value-type="string">
            <text:p>Giuseppe</text:p>
          </table:table-cell>
        </table:table-row>
        <table:table-row table:style-name="ro1">
          <table:table-cell/>
          <table:table-cell table:style-name="ce36"/>
          <table:table-cell table:style-name="ce42"/>
          <table:table-cell table:style-name="ce44" table:number-columns-repeated="3"/>
          <table:table-cell table:style-name="ce46"/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</table:table-row>
        <table:table-row table:style-name="ro1" table:number-rows-repeated="2">
          <table:table-cell/>
          <table:table-cell table:style-name="ce34"/>
          <table:table-cell table:style-name="ce43"/>
          <table:table-cell table:style-name="ce45" table:number-columns-repeated="4"/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31" table:number-columns-repeated="3"/>
          <table:table-cell table:style-name="ce47"/>
        </table:table-row>
        <table:table-row table:style-name="ro1" table:number-rows-repeated="109">
          <table:table-cell/>
          <table:table-cell table:style-name="Default"/>
          <table:table-cell table:number-columns-repeated="5"/>
        </table:table-row>
        <table:table-row table:style-name="ro1" table:number-rows-repeated="10484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rz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April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Maggi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Giugn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Lugli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Agos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ettembr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Ottobr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ovembr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Dicembr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2:51:21.512000000</meta:creation-date>
    <meta:editing-cycles>20</meta:editing-cycles>
    <meta:editing-duration>PT4H56M21S</meta:editing-duration>
    <dc:date>2024-11-15T15:58:01.371000000</dc:date>
    <meta:generator>LibreOffice/7.4.1.2$Windows_X86_64 LibreOffice_project/3c58a8f3a960df8bc8fd77b461821e42c061c5f0</meta:generator>
    <meta:document-statistic meta:table-count="13" meta:cell-count="1221" meta:object-count="0"/>
  </office:meta>
</office:document-meta>
</file>